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d172" officeooo:paragraph-rsid="001ed1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oeverExtractThisIsGay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2T12:53:00.588000000</meta:creation-date>
    <dc:date>2024-02-12T12:55:57.824000000</dc:date>
    <meta:editing-duration>PT2M25S</meta:editing-duration>
    <meta:editing-cycles>2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" meta:word-count="1" meta:character-count="23" meta:non-whitespace-character-count="23"/>
  </office:meta>
</office:document-meta>
</file>